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edb7" officeooo:paragraph-rsid="0012edb7"/>
    </style:style>
    <style:style style:name="P2" style:family="paragraph" style:parent-style-name="Standard">
      <style:text-properties officeooo:rsid="0012edb7" officeooo:paragraph-rsid="0013f7ea"/>
    </style:style>
    <style:style style:name="P3" style:family="paragraph" style:parent-style-name="Standard">
      <style:text-properties officeooo:rsid="0013f7ea" officeooo:paragraph-rsid="0013f7ea"/>
    </style:style>
    <style:style style:name="P4" style:family="paragraph" style:parent-style-name="Standard">
      <style:text-properties officeooo:rsid="0013f7ea" officeooo:paragraph-rsid="00142e3a"/>
    </style:style>
    <style:style style:name="P5" style:family="paragraph" style:parent-style-name="Standard">
      <style:text-properties officeooo:rsid="0013f7ea" officeooo:paragraph-rsid="0015e67a"/>
    </style:style>
    <style:style style:name="P6" style:family="paragraph" style:parent-style-name="Standard">
      <style:text-properties officeooo:rsid="0013f7ea" officeooo:paragraph-rsid="0016ec29"/>
    </style:style>
    <style:style style:name="P7" style:family="paragraph" style:parent-style-name="Standard">
      <style:text-properties officeooo:rsid="0013f7ea" officeooo:paragraph-rsid="0019f286"/>
    </style:style>
    <style:style style:name="P8" style:family="paragraph" style:parent-style-name="Standard">
      <style:text-properties officeooo:rsid="0013f7ea" officeooo:paragraph-rsid="0020060c"/>
    </style:style>
    <style:style style:name="P9" style:family="paragraph" style:parent-style-name="Standard">
      <style:text-properties officeooo:rsid="0013f7ea" officeooo:paragraph-rsid="002071dd"/>
    </style:style>
    <style:style style:name="P10" style:family="paragraph" style:parent-style-name="Standard">
      <style:text-properties officeooo:rsid="001c7a5c" officeooo:paragraph-rsid="001c7a5c"/>
    </style:style>
    <style:style style:name="P11" style:family="paragraph" style:parent-style-name="Standard">
      <style:text-properties officeooo:rsid="0013f7ea" officeooo:paragraph-rsid="0013f7ea"/>
    </style:style>
    <style:style style:name="P12" style:family="paragraph" style:parent-style-name="Standard">
      <style:text-properties officeooo:rsid="00142e3a" officeooo:paragraph-rsid="00142e3a"/>
    </style:style>
    <style:style style:name="P13" style:family="paragraph" style:parent-style-name="Standard">
      <style:text-properties officeooo:rsid="00142e3a" officeooo:paragraph-rsid="0013f7ea"/>
    </style:style>
    <style:style style:name="P14" style:family="paragraph" style:parent-style-name="Standard">
      <style:text-properties officeooo:rsid="0014ccd5" officeooo:paragraph-rsid="0015e67a"/>
    </style:style>
    <style:style style:name="P15" style:family="paragraph" style:parent-style-name="Standard">
      <style:text-properties officeooo:rsid="0016ec29" officeooo:paragraph-rsid="0016ec29"/>
    </style:style>
    <style:style style:name="P16" style:family="paragraph" style:parent-style-name="Standard">
      <style:text-properties officeooo:rsid="001c7a5c" officeooo:paragraph-rsid="0020060c"/>
    </style:style>
    <style:style style:name="P17" style:family="paragraph">
      <style:paragraph-properties fo:text-align="center"/>
    </style:style>
    <style:style style:name="T1" style:family="text">
      <style:text-properties officeooo:rsid="0013f7ea"/>
    </style:style>
    <style:style style:name="T2" style:family="text">
      <style:text-properties officeooo:rsid="00142e3a"/>
    </style:style>
    <style:style style:name="T3" style:family="text">
      <style:text-properties officeooo:rsid="0014ccd5"/>
    </style:style>
    <style:style style:name="T4" style:family="text">
      <style:text-properties officeooo:rsid="0015e67a"/>
    </style:style>
    <style:style style:name="T5" style:family="text">
      <style:text-properties officeooo:rsid="0015faad"/>
    </style:style>
    <style:style style:name="T6" style:family="text">
      <style:text-properties officeooo:rsid="001657ea"/>
    </style:style>
    <style:style style:name="T7" style:family="text">
      <style:text-properties officeooo:rsid="0016ec29"/>
    </style:style>
    <style:style style:name="T8" style:family="text">
      <style:text-properties officeooo:rsid="001712d7"/>
    </style:style>
    <style:style style:name="T9" style:family="text">
      <style:text-properties officeooo:rsid="001741b4"/>
    </style:style>
    <style:style style:name="T10" style:family="text">
      <style:text-properties officeooo:rsid="00190289"/>
    </style:style>
    <style:style style:name="T11" style:family="text">
      <style:text-properties officeooo:rsid="0019f286"/>
    </style:style>
    <style:style style:name="T12" style:family="text">
      <style:text-properties officeooo:rsid="001a8a82"/>
    </style:style>
    <style:style style:name="T13" style:family="text">
      <style:text-properties officeooo:rsid="001c7a5c"/>
    </style:style>
    <style:style style:name="T14" style:family="text">
      <style:text-properties officeooo:rsid="001cc517"/>
    </style:style>
    <style:style style:name="T15" style:family="text">
      <style:text-properties officeooo:rsid="002335f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Unternehmensziele---------------------------------------------------</text:p>
      <text:p text:style-name="P1">→ SMART Akronym für: Spezifisch, Messbar, Anspruchsvoll und Akzeptiert, Relevant, Terminiert.</text:p>
      <text:p text:style-name="P1"><text:tab/>→ Spezifisch: Konkret und Eindeutige Formulierung des Ziels.</text:p>
      <text:p text:style-name="P1"><text:tab/>→ Messbar: Zielerreichung Messbar durch <text:span text:style-name="T1">verschiedene Messgrößen</text:span></text:p>
      <text:p text:style-name="P2"><text:tab/>→<text:span text:style-name="T1"> Anspruchsvoll und Akzeptiert: Zielsetzung soll anspruchsvoll sein,</text:span></text:p>
      <text:p text:style-name="P3"><text:tab/><text:tab/>gleichzeitig erreichbar(Akzeptanz der Mitarbeiter).</text:p>
      <text:p text:style-name="P1"><text:tab/>→<text:span text:style-name="T1"> Relevant: Zielsetzung sollte zum Unternehmen passen.</text:span></text:p>
      <text:p text:style-name="P1"><text:tab/><text:tab/><text:span text:style-name="T1">Von Beteiligten als erstrebenswert wahrgenommen werden.</text:span></text:p>
      <text:p text:style-name="P3"><text:tab/>→ Terminiert: <text:span text:style-name="T2">Ziel auf Zeitpunkt ausrichten.</text:span></text:p>
      <text:p text:style-name="P3"/>
      <text:p text:style-name="P3">→<text:span text:style-name="T2"> Zielmerkmal für strukturierte Zielformulierung</text:span></text:p>
      <text:p text:style-name="P3"><text:tab/><text:span text:style-name="T2">Zielmerkmal<text:tab/><text:tab/>Zielausprägung</text:span></text:p>
      <text:p text:style-name="P4"><text:tab/></text:p>
      <text:p text:style-name="P12"><text:tab/>1. Zielarten<text:tab/><text:tab/>ökonomische, sachorientierte, soziale und umweltorientierte Ziele<text:tab/><text:tab/></text:p>
      <text:p text:style-name="P13"><text:tab/>2. Zielbeziehungen <text:tab/>komplementäre, konkurrierende, indifferente Ziele</text:p>
      <text:p text:style-name="P13"><text:tab/>3. Zielpräferenz<text:tab/>Prioritäten</text:p>
      <text:p text:style-name="P3"><text:tab/><text:span text:style-name="T2">4. Rangordnung <text:tab/>Oberziele, Zwischenziele, Unterziele</text:span></text:p>
      <text:p text:style-name="P4"><text:tab/><text:span text:style-name="T2">5. Zeitbezug<text:tab/><text:tab/>kurzfristige, mittel- oder langfristige Ziele</text:span></text:p>
      <text:p text:style-name="P12"><text:tab/>6. Zielbedeutung <text:tab/>operativ, taktisch, strategisch</text:p>
      <text:p text:style-name="P4"/>
      <text:p text:style-name="P4">→<text:span text:style-name="T2"> Zielarten</text:span></text:p>
      <text:p text:style-name="P4"><text:tab/>→<text:span text:style-name="T2"> Unternehmerische Ziele: ökonomische (Geldgrößen), sachorientierte (Produkt- und <text:tab/><text:tab/><text:tab/>Leistungsspektrum), soziale (Verhalten gegenüber Stakeholdern), umweltorientierte <text:tab/><text:tab/>Ziele (Verhalten gegenüber natürlicher Umwelt).</text:span></text:p>
      <text:p text:style-name="P12"><text:tab/><text:tab/></text:p>
      <text:p text:style-name="P5"><text:tab/>→<text:span text:style-name="T3"> ökonomische Ziele</text:span></text:p>
      <text:p text:style-name="P5"><text:tab/><text:tab/>→<text:span text:style-name="T4"> Wichtigstes ziel, damit Unternehmen Bestehen kann.</text:span></text:p>
      <text:p text:style-name="P5"><text:tab/><text:tab/><text:tab/>→<text:span text:style-name="T4"> Nicht erreichen = Insolvenz </text:span></text:p>
      <text:p text:style-name="P14"><text:tab/><text:tab/>→ Sicherung der Liquidität (Zahlungsfähigkeit<text:span text:style-name="T15">)</text:span>. Berechenbar durch </text:p>
      <text:p text:style-name="P4"><text:tab/><text:tab/><text:tab/><text:span text:style-name="T3">Differenz von Einzahlungen und Auszahlungen.</text:span></text:p>
      <text:p text:style-name="P4"><text:tab/><text:tab/></text:p>
      <text:p text:style-name="P4"><text:tab/><text:tab/><text:tab/><text:tab/><text:tab/><text:tab/><text:span text:style-name="T4">Gewinn ( Ertrag - Aufwand )</text:span></text:p>
      <text:p text:style-name="P4"><draw:line text:anchor-type="paragraph" draw:z-index="0" draw:name="Form1" draw:style-name="gr1" draw:text-style-name="P17" svg:x1="7.07cm" svg:y1="0.272cm" svg:x2="12.674cm" svg:y2="0.224cm"><text:p/></draw:line><text:tab/><text:tab/>→<text:span text:style-name="T4"> RENTABILITÄT = </text:span></text:p>
      <text:p text:style-name="P4"><text:tab/><text:tab/><text:tab/><text:tab/><text:tab/><text:tab/><text:span text:style-name="T4">Eingesetztes Kapital</text:span></text:p>
      <text:p text:style-name="P4"/>
      <text:p text:style-name="P3"><text:tab/></text:p>
      <text:p text:style-name="P3">→<text:span text:style-name="T5"> Seite 43 Lesen</text:span></text:p>
      <text:p text:style-name="P3"/>
      <text:p text:style-name="P3">→<text:span text:style-name="T6"> Ziehlbeziehungen</text:span></text:p>
      <text:p text:style-name="P3"><text:tab/>→<text:span text:style-name="T6"> konkurrierende Ziele: Zielerfüllung des einen Ziels bremst die Erfüllung</text:span></text:p>
      <text:p text:style-name="P3"><text:tab/><text:tab/><text:span text:style-name="T6">des anderen Ziels.</text:span></text:p>
      <text:p text:style-name="P3"><text:tab/>→<text:span text:style-name="T6"> indifferente Ziele: Ziele sind voneinander Unabhängig </text:span></text:p>
      <text:p text:style-name="P3"><text:tab/>→<text:span text:style-name="T6"> komplementäre Ziele: Erfüllung des einen Ziels unterstützt Erfüllung des anderen Ziels.</text:span></text:p>
      <text:p text:style-name="P3"/>
      <text:p text:style-name="P3">→<text:span text:style-name="T7"> Zielpräferenzen</text:span></text:p>
      <text:p text:style-name="P3"><text:tab/>→<text:span text:style-name="T7"> Damit jeder weiß, was als erstes zu tun ist und was eine höhere Priorität hat<text:tab/><text:tab/><text:tab/><text:tab/>(Zeitersparnis), gibt es eine Präferenzordnung, in der alle Ziele, um bspw. Ein <text:tab/><text:tab/><text:tab/>Produkt herzustellen, priorisiert werden.</text:span></text:p>
      <text:p text:style-name="P6"><text:tab/><text:span text:style-name="T7">Beispiel Präferenzordnung bei Reifenherstellung</text:span></text:p>
      <text:p text:style-name="P15"><text:tab/>1. Ziele werden Beschrieben: Hohe Haftkraft, wenig Abrieb, Kostenminimierung… .</text:p>
      <text:p text:style-name="P15"><text:tab/>2. Prioritätsziffern: Hohe Haftkraft = 2, wenig Abrieb = 3, Kostenminimierung = 1</text:p>
      <text:p text:style-name="P6"><text:tab/><text:span text:style-name="T8">3. Ordnung nach Prioritätsziffern: 1 Kostenminimierung, 2 Hohe Haftkraft, 3 wenig Abrieb.</text:span></text:p>
      <text:p text:style-name="P3"><text:soft-page-break/></text:p>
      <text:p text:style-name="P3">→<text:span text:style-name="T8"> Rangordnung</text:span></text:p>
      <text:p text:style-name="P3"><text:tab/>→<text:span text:style-name="T9"> Ziel: Steuerung der Unternehmensbereiche: Abteilungen, Teams, Mitarbeiter.</text:span></text:p>
      <text:p text:style-name="P3"><text:tab/>→<text:span text:style-name="T8"> Ziele des Gesamtunternehmens und auch andere Ziele sind häufig Allgemein.</text:span></text:p>
      <text:p text:style-name="P3"><text:tab/><text:tab/>→<text:span text:style-name="T8"> Daher aus Oberziele Zwischenziele generieren und Unterziele.</text:span></text:p>
      <text:p text:style-name="P3"><text:tab/><text:tab/><text:tab/>→<text:span text:style-name="T9"> Unterziele werden benötigt um Zwischenziele zu erfüllen.</text:span></text:p>
      <text:p text:style-name="P3"/>
      <text:p text:style-name="P3">→<text:span text:style-name="T10"> Zeitbezug</text:span></text:p>
      <text:p text:style-name="P3"><text:tab/>→<text:span text:style-name="T10"> kurz-, -mittel, langfristige Ziele.</text:span></text:p>
      <text:p text:style-name="P3"><text:tab/><text:tab/>→<text:span text:style-name="T11"> kurzfristig: Innerhalb eines Jahres.</text:span></text:p>
      <text:p text:style-name="P3"><text:tab/><text:tab/><text:tab/>→<text:span text:style-name="T11"> Sicherstellung des aktuellen Unternehmenserfolg </text:span></text:p>
      <text:p text:style-name="P3"><text:tab/><text:tab/>→<text:span text:style-name="T11"> mittelfristig: bis 5 Jahre.</text:span></text:p>
      <text:p text:style-name="P7"><text:tab/><text:tab/>→<text:span text:style-name="T11"> langfristig: über 5 Jahre.</text:span></text:p>
      <text:p text:style-name="P7"><text:tab/><text:tab/><text:tab/>→<text:span text:style-name="T11"> Sicherstellung des langfristigen Unternehmenserfolg </text:span></text:p>
      <text:p text:style-name="P3"/>
      <text:p text:style-name="P3">→<text:span text:style-name="T12"> Zielbedeutung</text:span></text:p>
      <text:p text:style-name="P3"><text:tab/>→<text:span text:style-name="T12"> Strategische Ziele: Grundlegende (Existenzielle) Bedeutung, daher Meist langfristig.</text:span></text:p>
      <text:p text:style-name="P3"><text:tab/>→<text:span text:style-name="T12"> Taktische Ziele: strategische Ziele (bspw. Vorteil gegenüber Konkurrenz), mittelfristig.</text:span></text:p>
      <text:p text:style-name="P3"><text:tab/>→<text:span text:style-name="T12"> Operative Ziele: Detaillieren taktische Ziele, kurzfristig.</text:span></text:p>
      <text:p text:style-name="P3"/>
      <text:p text:style-name="P3"/>
      <text:p text:style-name="P10">-----------------------------------------Entscheidungsprozess---------------------------------------------------- </text:p>
      <text:p text:style-name="P8">→<text:span text:style-name="T13"> Durch Formulierung von zielen, kann ein Unternehmen Handlungen ableiten (Handlung wie </text:span></text:p>
      <text:p text:style-name="P16"><text:tab/><text:tab/>Verbesserung des Gewinns durch Abwegungen von Handlungsalternativen</text:p>
      <text:p text:style-name="P16"><text:tab/><text:tab/>wie Produkt A, B oder Z neu entwickeln). </text:p>
      <text:p text:style-name="P9"><text:tab/>→<text:span text:style-name="T13"> Dadurch können Ziele einfacher Erreicht werden.</text:span></text:p>
      <text:p text:style-name="P3"><text:tab/>→<text:span text:style-name="T13"> Es muss über Handlungsalternativen entschieden werden.</text:span></text:p>
      <text:p text:style-name="P3">→<text:span text:style-name="T13"> Entscheidungsprozess</text:span></text:p>
      <text:p text:style-name="P3"><text:tab/>→<text:span text:style-name="T13"> Notwendigen Schritte von Erkennung der Problemsituation bis Entscheidungsfindung.</text:span></text:p>
      <text:p text:style-name="P3"><text:tab/><text:tab/>→<text:span text:style-name="T13"> Es stehen Handlungsalternativen zur Verfügung.</text:span></text:p>
      <text:p text:style-name="P3"><text:tab/><text:tab/>→<text:span text:style-name="T13"> Umweltbedingung (sozial gegenüber Stakeholdern) und Unternehmensziele <text:tab/><text:tab/><text:tab/><text:tab/>stehen immer im Mittelpunkt.</text:span></text:p>
      <text:p text:style-name="P3"><text:tab/>→<text:span text:style-name="T14"> Notwendigen Schritte werden im Entscheidungsprozess beschrieben.</text:span></text:p>
      <text:p text:style-name="P3"><text:tab/><text:tab/>→<text:span text:style-name="T14"> 1. Problemformulierung.</text:span></text:p>
      <text:p text:style-name="P3"><text:tab/><text:tab/>→<text:span text:style-name="T14"> 2. Auffindung von Handlungsalternativen.</text:span></text:p>
      <text:p text:style-name="P3"><text:tab/><text:tab/>→<text:span text:style-name="T14"> 3. Analyse der Umweltbedingungen.</text:span></text:p>
      <text:p text:style-name="P3"><text:tab/><text:tab/>→<text:span text:style-name="T14"> 4. Bewertung der Handlungsalternativen.</text:span></text:p>
      <text:p text:style-name="P3"><text:tab/><text:tab/>→<text:span text:style-name="T14"> 5. Treffen der Entscheidung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6:57:48.962986293</meta:creation-date>
    <meta:generator>LibreOffice/6.0.7.3$Linux_X86_64 LibreOffice_project/00m0$Build-3</meta:generator>
    <dc:date>2019-11-07T11:59:21.602113838</dc:date>
    <meta:editing-duration>PT2H24M11S</meta:editing-duration>
    <meta:editing-cycles>20</meta:editing-cycles>
    <meta:document-statistic meta:table-count="0" meta:image-count="0" meta:object-count="0" meta:page-count="2" meta:paragraph-count="75" meta:word-count="468" meta:character-count="4105" meta:non-whitespace-character-count="3575"/>
  </office:meta>
</office:document-meta>
</file>